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tAttributeJXPathBind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AttributeJXPathBinding.doLoad( Widget frmModel , JXPathContext jxp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tAttributeJXPathBinding.SetAttributeJXPathBinding( JXPathBindingBuilderBase . CommonAttributes commonAtts , String attName , String at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tAttributeJXPathBinding.doSave( Widget frmModel , JXPathContext jxp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